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margin-left="0cm" fo:margin-right="0cm" fo:margin-top="0cm" fo:margin-bottom="0.254cm" style:contextual-spacing="false" fo:line-height="115%" fo:orphans="2" fo:widows="2" fo:text-indent="0cm" style:auto-text-indent="false"/>
    </style:style>
    <style:style style:name="P3" style:family="paragraph" style:parent-style-name="Standard">
      <style:paragraph-properties fo:line-height="115%"/>
      <style:text-properties fo:font-size="24pt" fo:font-weight="bold" style:font-size-asian="24pt" style:font-weight-asian="bold" style:font-size-complex="24pt" style:font-weight-complex="bold"/>
    </style:style>
    <style:style style:name="P4" style:family="paragraph" style:parent-style-name="Text_20_body">
      <style:paragraph-properties fo:margin-left="0cm" fo:margin-right="0cm" fo:margin-top="0cm" fo:margin-bottom="0.254cm" style:contextual-spacing="false" fo:line-height="115%" fo:orphans="2" fo:widows="2" fo:text-indent="0cm" style:auto-text-indent="false"/>
    </style:style>
    <style:style style:name="P5" style:family="paragraph" style:parent-style-name="Text_20_body" style:list-style-name="L2">
      <style:paragraph-properties fo:margin-top="0cm" fo:margin-bottom="0.254cm" style:contextual-spacing="false" fo:line-height="115%" fo:orphans="2" fo:widows="2" fo:padding="0cm" fo:border="none"/>
    </style:style>
    <style:style style:name="T1" style:family="text">
      <style:text-properties fo:font-variant="normal" fo:text-transform="none" fo:color="#0a0a0a" loext:opacity="100%" style:font-name="Google Sans" fo:font-size="9.60000038146973pt" fo:letter-spacing="normal" fo:font-style="normal" fo:font-weight="normal"/>
    </style:style>
    <style:style style:name="T2" style:family="text">
      <style:text-properties fo:font-variant="normal" fo:text-transform="none" fo:color="#0a0a0a" loext:opacity="100%" style:font-name="Google Sans" fo:font-size="9.60000038146973pt" fo:letter-spacing="normal" fo:font-style="normal" fo:font-weight="bold"/>
    </style:style>
    <style:style style:name="T3" style:family="text">
      <style:text-properties fo:font-variant="normal" fo:text-transform="none" fo:color="#0a0a0a" loext:opacity="100%" style:font-name="Google Sans" fo:font-size="9.60000038146973pt" fo:letter-spacing="normal" fo:font-style="italic" fo:font-weight="normal"/>
    </style:style>
    <style:style style:name="T4" style:family="text">
      <style:text-properties officeooo:rsid="0001c4e0"/>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Realización de una auditoría</text:p>
      <text:p text:style-name="P2">Una vez que hemos consolidado la gestión del programa de auditoría (Capítulo 5), el <text:span text:style-name="Strong_20_Emphasis"><text:span text:style-name="T4">c</text:span></text:span><text:span text:style-name="Strong_20_Emphasis">apítulo 6 </text:span>nos introduce en la fase operativa. Aquí es donde la planificación teórica se transforma en acción directa sobre el Sistema de Gestión de Inocuidad Alimentaria (SGIA).</text:p>
      <text:p text:style-name="P2">En el contexto de la <text:span text:style-name="Strong_20_Emphasis">ISO 22000</text:span>, este capítulo es fundamental porque describe el "paso a paso" de cómo el auditor interactúa con los procesos, el personal y los registros de inocuidad en el sitio (o de forma remota). Mientras que el programa de auditoría nos decía <text:span text:style-name="Emphasis">qué </text:span>y <text:span text:style-name="Emphasis">cuándo </text:span>auditar durante el año, el <text:span text:style-name="T4">c</text:span>apítulo 6 nos guía sobre <text:span text:style-name="Emphasis">cómo </text:span>ejecutar cada una de esas auditorías de manera profesional y sistemática.</text:p>
      <text:p text:style-name="P2">Los objetivos principales de este bloque son:</text:p>
      <text:list xml:id="list2353427216" text:style-name="L2">
        <text:list-item>
          <text:p text:style-name="P5"><text:span text:style-name="Strong_20_Emphasis">Establecer el contacto y la preparación: </text:span>Definir los canales de comunicación con los responsables de las áreas de producción y calidad para asegurar que la auditoría sea fluida.</text:p>
        </text:list-item>
        <text:list-item>
          <text:p text:style-name="P5"><text:span text:style-name="Strong_20_Emphasis">Ejecutar las actividades de auditoría: </text:span>Desde la reunión de apertura hasta la generación de hallazgos. Aquí es donde se verifica, por ejemplo, si el monitoreo de un Punto Crítico de Control (PCC) se realiza según lo documentado en el Plan de Control de Peligros.</text:p>
        </text:list-item>
        <text:list-item>
          <text:p text:style-name="P5"><text:span text:style-name="Strong_20_Emphasis">Recopilar y verificar información: </text:span>Asegurar que las evidencias obtenidas (registros de limpieza, temperaturas, trazabilidad) sean fiables y suficientes para determinar la conformidad del sistema.</text:p>
        </text:list-item>
        <text:list-item>
          <text:p text:style-name="P5"><text:span text:style-name="Strong_20_Emphasis">Generar conclusiones y cierre: </text:span>Comunicar de forma clara si el sistema es eficaz para garantizar la inocuidad de los alimentos y gestionar las desviaciones encontradas.</text:p>
        </text:list-item>
      </text:list>
      <text:p text:style-name="P4">A lo largo de los siguientes subapartados, desglosaremos cómo un auditor debe prepararse, cómo debe comportarse en planta y de qué manera debe reportar sus observaciones para que aporten un valor real a la seguridad alimentaria de la organizació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27T16:56:14.066000000</meta:creation-date>
    <dc:date>2026-01-27T17:02:14.186000000</dc:date>
    <meta:editing-duration>PT5M59S</meta:editing-duration>
    <meta:editing-cycles>2</meta:editing-cycles>
    <meta:generator>LibreOffice/7.5.0.3$Windows_X86_64 LibreOffice_project/c21113d003cd3efa8c53188764377a8272d9d6de</meta:generator>
    <meta:document-statistic meta:table-count="0" meta:image-count="0" meta:object-count="0" meta:page-count="1" meta:paragraph-count="9" meta:word-count="290" meta:character-count="1801" meta:non-whitespace-character-count="1524"/>
  </office:meta>
</office:document-meta>
</file>